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" table:default-cell-style-name="ce2"/>
        <table:table-column table:style-name="co1" table:number-columns-repeated="20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number-columns-repeated="24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number-columns-repeated="24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number-columns-repeated="24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number-columns-repeated="24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number-columns-repeated="24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number-columns-repeated="24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number-columns-repeated="24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number-columns-repeated="24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number-columns-repeated="24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float" office:value="2006">
            <text:p>2006</text:p>
          </table:table-cell>
          <table:table-cell table:number-columns-repeated="25"/>
        </table:table-row>
        <table:table-row table:style-name="ro1" table:number-rows-repeated="109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1">11.11.2024</text:date>, <text:time>11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17M33S</meta:editing-duration>
    <meta:editing-cycles>373</meta:editing-cycles>
    <meta:generator>OpenOffice/4.1.15$Win32 OpenOffice.org_project/4115m2$Build-9813</meta:generator>
    <dc:date>2024-11-11T11:18:33.34</dc:date>
    <dc:creator>Paweł Dimitriu</dc:creator>
    <meta:document-statistic meta:table-count="3" meta:cell-count="1418" meta:object-count="0"/>
    <meta:user-defined meta:name="Info 1"/>
    <meta:user-defined meta:name="Info 2"/>
    <meta:user-defined meta:name="Info 3"/>
    <meta:user-defined meta:name="Info 4"/>
  </office:meta>
</office:document-meta>
</file>